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1.286cm"/>
      <style:paragraph-properties style:writing-mode="lr-tb"/>
    </style:style>
    <style:style style:name="gr3" style:family="graphic" style:parent-style-name="standard">
      <style:graphic-properties draw:stroke="none" draw:fill="none" fo:min-height="23.464cm"/>
      <style:paragraph-properties style:writing-mode="lr-tb"/>
    </style:style>
    <style:style style:name="gr4" style:family="graphic" style:parent-style-name="standard">
      <style:graphic-properties draw:stroke="none" draw:fill="none" fo:min-height="9.955cm"/>
      <style:paragraph-properties style:writing-mode="lr-tb"/>
    </style:style>
    <style:style style:name="gr5" style:family="graphic" style:parent-style-name="standard">
      <style:graphic-properties draw:stroke="none" draw:fill="none" fo:min-height="8.1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5cm" fo:min-width="5.1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501cm" fo:min-width="0.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draw:fill="none" fo:min-height="0.817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036cm" fo:min-width="4.343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265cm" fo:min-width="0.10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2.984cm" fo:min-width="4.29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2.985cm" fo:min-width="4.29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2.985cm" fo:min-width="4.29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1.264cm" fo:min-width="0.106cm"/>
    </style:style>
    <style:style style:name="gr18" style:family="graphic" style:parent-style-name="standard">
      <style:graphic-properties draw:textarea-horizontal-align="justify" draw:textarea-vertical-align="middle" draw:auto-grow-height="false" fo:min-height="3.186cm" fo:min-width="4.564cm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1.335cm" fo:min-width="0.134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134cm" fo:min-width="4.5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134cm" fo:min-width="4.5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1.334cm" fo:min-width="0.134cm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1.333cm" fo:min-width="0.134cm"/>
    </style:style>
    <style:style style:name="gr24" style:family="graphic" style:parent-style-name="standard">
      <style:graphic-properties draw:textarea-horizontal-align="justify" draw:textarea-vertical-align="middle" draw:auto-grow-height="false" fo:min-height="3.146cm" fo:min-width="4.504cm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1.315cm" fo:min-width="0.12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93cm" fo:min-width="4.453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93cm" fo:min-width="4.452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094cm" fo:min-width="4.45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94cm" fo:min-width="4.45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fill-color="#81d41a" draw:textarea-horizontal-align="justify" draw:textarea-vertical-align="middle" draw:auto-grow-height="false" fo:min-height="1.316cm" fo:min-width="0.126cm"/>
    </style:style>
    <style:style style:name="gr31" style:family="graphic" style:parent-style-name="standard">
      <style:graphic-properties draw:textarea-horizontal-align="justify" draw:textarea-vertical-align="middle" draw:auto-grow-height="false" fo:min-height="3.07cm" fo:min-width="4.394cm"/>
      <style:paragraph-properties style:writing-mode="lr-tb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1.281cm" fo:min-width="0.112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019cm" fo:min-width="4.342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19cm" fo:min-width="4.342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18cm" fo:min-width="4.342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018cm" fo:min-width="4.341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fill-color="#81d41a" draw:textarea-horizontal-align="justify" draw:textarea-vertical-align="middle" draw:auto-grow-height="false" fo:min-height="1.28cm" fo:min-width="0.112cm"/>
    </style:style>
    <style:style style:name="gr38" style:family="graphic" style:parent-style-name="standard">
      <style:graphic-properties draw:fill-color="#81d41a" draw:textarea-horizontal-align="justify" draw:textarea-vertical-align="middle" draw:auto-grow-height="false" fo:min-height="1.282cm" fo:min-width="0.11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fa6a6"/>
      <style:paragraph-properties fo:text-align="center" style:writing-mode="lr-tb"/>
    </style:style>
    <style:style style:name="P9" style:family="paragraph">
      <loext:graphic-properties draw:fill-color="#fff5c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6cm" svg:height="31.536cm" svg:x="1.044cm" svg:y="0.983cm">
          <draw:text-box>
            <text:p>Veamos otro problema.</text:p>
            <text:p><text:s/></text:p>
            <text:p>Queremos averiguar la combinacion de una caja fuerte de 6 digitos.</text:p>
            <text:p>Cuantas operaciones deberiamos realizar </text:p>
            <text:p>para resolver el problema ?</text:p>
            <text:p/>
            <text:p>Podria probar </text:p>
            <text:p/>
            <text:p>0-0-0-0-0-0</text:p>
            <text:p>0-0-0-0-0-1</text:p>
            <text:p>0-0-0-0-0-2</text:p>
            <text:p>...</text:p>
            <text:p/>
            <text:p>una a una todas las combinaciones posibles hasta dar con la que abre la caja fuerte.</text:p>
            <text:p/>
            <text:p>si utilizo este sistema para averiguar combinaciones, </text:p>
            <text:p>necesitaría, en promedio, unos </text:p>
            <text:p>(10*10*10*10*10*10)/2 = 1000000 /2 = 500 mil pasos</text:p>
            <text:p>para resolver el problema.</text:p>
            <text:p/>
            <text:p/>
            <text:p>Veamos como lo haria </text:p>
            <text:p>un sistema de individuos que se reproducen, </text:p>
            <text:p>como en los ejemplos anteriores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cm" svg:height="23.714cm" svg:x="1cm" svg:y="1.04cm">
          <draw:text-box>
            <text:p>Digamos que el estado inicial del problema es </text:p>
            <text:p>una combinacion de 6 ceros</text:p>
            <text:p/>
            <text:p>0-0-0-0-0-0</text:p>
            <text:p/>
            <text:p>creare una especie de individuos que representen </text:p>
            <text:p>estados de este problema.</text:p>
            <text:p/>
            <text:p>La informacion que un individuo necesita almacenar </text:p>
            <text:p>para representar un estado es,</text:p>
            <text:p/>
            <text:p>el valor de los 6 digitos de la combinacion.</text:p>
            <text:p>y cual es el digito que sera modificado en la reproduccion para crear hijos.</text:p>
            <text:p/>
            <text:p>Podemos indicarlo asi,</text:p>
            <text:p><text:s/></text:p>
            <text:p>"combinacion= 0-0-0-0-0-0"</text:p>
            <text:p>"generacion= 1"</text:p>
            <text:p/>
            <text:p>en donde el campo 'generacion' indica cual es el digito que se modificara en la reproduccion,</text:p>
            <text:p>y el campo 'combinacion', </text:p>
            <text:p>es la combinacion que representa este individuo.</text:p>
            <text:p/>
            <text:p>digamos que creo un individuo que representa el estado inicial.</text:p>
            <text:p>la combinacion de numeros que almacena sera, </text:p>
            <text:p/>
            <text:p text:style-name="P5">"combinacion= 0-0-0-0-0-0"</text:p>
            <text:p text:style-name="P5">"generacion= 1"</text:p>
            <text:p/>
            <text:p>y al generar hijos modificara el primer digito de la combinacion con todos los posibles, es decir, 10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036cm" svg:height="10.205cm" svg:x="0.964cm" svg:y="1.03cm">
          <draw:text-box>
            <text:p>sus hijos,</text:p>
            <text:p>almacenaran la combinacion de digitos que les ha asignado su padre,</text:p>
            <text:p>y a su vez, al generar a sus hijos, modificaran el segundo digito</text:p>
            <text:p/>
            <text:p/>
            <text:p>y a su vez,</text:p>
            <text:p>sus hijos,</text:p>
            <text:p>almacenaran la combinacion de digitos que les ha asignado su padre,</text:p>
            <text:p>y al generar a sus propios hijos, modificaran el tercer digito</text:p>
            <text:p/>
            <text:p>Veamoslo graficament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9.036cm" svg:height="8.369cm" svg:x="0.964cm" svg:y="1.031cm">
          <draw:text-box>
            <text:p>Digamos que </text:p>
            <text:p>La combinacion que se quiere averiguar es :</text:p>
            <text:p><text:span text:style-name="T3">“</text:span><text:span text:style-name="T3">6-4-</text:span>0-3-2-6”</text:p>
            <text:p>Esta es la respesta esperada, ‘el estado final’ del calculo.</text:p>
            <text:p/>
            <text:p>Para iniciar el proceso,</text:p>
            <text:p>Creare un individuo que represente el estado inicial,</text:p>
            <text:p>Con la combinacion “0-0-0-0-0-0” </text:p>
            <text:p>y que en la reproduccion </text:p>
            <text:p>modifique el primer digito de la cadena.</text:p>
          </draw:text-box>
        </draw:frame>
        <draw:custom-shape draw:style-name="gr6" draw:text-style-name="P6" draw:layer="layout" svg:width="5.6cm" svg:height="3.8cm" svg:x="7.8cm" svg:y="10.7cm">
          <text:p text:style-name="P6">0-0-0-0-0-0</text:p>
          <text:p text:style-name="P6"/>
          <text:p text:style-name="P6">Gen: 1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9.036cm" svg:height="8.369cm" svg:x="0.964cm" svg:y="18.332cm">
          <draw:text-box>
            <text:p>Este individuo tendra 10 hijos,</text:p>
            <text:p>Todos ellos diferentes entre si y diferentes del padre.</text:p>
            <text:p/>
            <text:p>Una diferencia es que el numero de generacion se habra incrementado en 1.</text:p>
            <text:p>Seran ‘Gen: 2’.</text:p>
            <text:p>Y el primer digito se habra modificado para representar todos los posible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custom-shape draw:style-name="gr6" draw:text-style-name="P6" draw:layer="layout" svg:width="5.6cm" svg:height="3.8cm" svg:x="7.8cm" svg:y="11.8cm">
          <text:p text:style-name="P6">0-0-0-0-0-0</text:p>
          <text:p text:style-name="P6"/>
          <text:p text:style-name="P6">Gen: 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5.6cm" svg:height="3.8cm" svg:x="3.6cm" svg:y="21cm">
          <text:p text:style-name="P6">0-0-0-0-0-6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7.2cm">
          <text:p text:style-name="P6">0-0-0-0-0-2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cm" svg:y="16.2cm">
          <text:p text:style-name="P6">0-0-0-0-0-4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4.2cm" svg:y="11.8cm">
          <text:p text:style-name="P6">0-0-0-0-0-3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0.8cm" svg:y="21cm">
          <text:p text:style-name="P6">0-0-0-0-0-5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6.2cm">
          <text:p text:style-name="P6">0-0-0-0-0-7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1.2cm" svg:y="2.8cm">
          <text:p text:style-name="P6">0-0-0-0-0-1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.2cm" svg:y="11.8cm">
          <text:p text:style-name="P6">0-0-0-0-0-8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1cm" svg:y="7cm">
          <text:p text:style-name="P6">0-0-0-0-0-9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6cm" svg:height="3.8cm" svg:x="3.8cm" svg:y="2.6cm">
          <text:p text:style-name="P6">0-0-0-0-0-0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19.036cm" svg:height="1.067cm" svg:x="0.964cm" svg:y="0.933cm">
          <draw:text-box>
            <text:p>Los 10 hijos del estado inicial seran los siguientes :</text:p>
          </draw:text-box>
        </draw:frame>
        <draw:frame draw:style-name="gr11" draw:text-style-name="P3" draw:layer="layout" svg:width="19.036cm" svg:height="1.673cm" svg:x="0.964cm" svg:y="26.234cm">
          <draw:text-box>
            <text:p>Y entre ellos habra nacido el que contiene la respuesta al primer digito, llamemosle ‘0-0-0-0-0-6 Gen2’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2" draw:text-style-name="P6" draw:layer="layout" svg:width="4.843cm" svg:height="3.286cm" svg:x="8.281cm" svg:y="12.857cm">
          <text:p text:style-name="P6">0-0-0-0-0-6</text:p>
          <text:p text:style-name="P6"/>
          <text:p text:style-name="P6">Gen: 2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11cm" svg:height="1.73cm" draw:transform="skewX (-0.00122173047639598) rotate (-0.423765942384223) translate (11.284cm 8.0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4.843cm" svg:height="3.286cm" svg:x="4.649cm" svg:y="20.814cm">
          <text:p text:style-name="P6">0-0-0-0-6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843cm" svg:height="3.287cm" svg:x="13.643cm" svg:y="8.878cm">
          <text:p text:style-name="P6">0-0-0-0-2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843cm" svg:height="3.287cm" svg:x="13.643cm" svg:y="16.662cm">
          <text:p text:style-name="P6">0-0-0-0-4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43cm" svg:height="3.286cm" svg:x="13.816cm" svg:y="12.857cm">
          <text:p text:style-name="P6">0-0-0-0-3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43cm" svg:height="3.286cm" svg:x="10.876cm" svg:y="20.814cm">
          <text:p text:style-name="P6">0-0-0-0-5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843cm" svg:height="3.287cm" svg:x="2.573cm" svg:y="16.662cm">
          <text:p text:style-name="P6">0-0-0-0-7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43cm" svg:height="3.286cm" svg:x="11.222cm" svg:y="5.073cm">
          <text:p text:style-name="P6">0-0-0-0-1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43cm" svg:height="3.286cm" svg:x="2.573cm" svg:y="12.857cm">
          <text:p text:style-name="P6">0-0-0-0-8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843cm" svg:height="3.287cm" svg:x="2.4cm" svg:y="8.705cm">
          <text:p text:style-name="P6">0-0-0-0-9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43cm" svg:height="3.286cm" svg:x="4.822cm" svg:y="4.9cm">
          <text:p text:style-name="P6">0-0-0-0-0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11cm" svg:height="1.73cm" draw:transform="rotate (0.263195651200745) translate (8.596cm 8.3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1.211cm" svg:height="1.729cm" draw:transform="skewX (-0.000523598775598303) rotate (-0.841423232386466) translate (13.203cm 10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cm" draw:transform="skewX (0.000523598775598287) rotate (-2.97910250022912) translate (12.086cm 20.6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1.211cm" svg:height="1.729cm" draw:transform="rotate (2.26316844106105) translate (7.843cm 18.2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cm" draw:transform="rotate (-2.30243834923092) translate (13.836cm 17.1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cm" draw:transform="skewX (-0.000523598775598299) rotate (1.57568324870048) translate (7.073cm 14.7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cm" draw:transform="skewX (0.00122173047639603) rotate (-1.61617488734675) translate (14.535cm 13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cm" draw:transform="rotate (0.708254610459299) translate (6.897cm 11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7" draw:layer="layout" svg:width="1.211cm" svg:height="1.731cm" draw:transform="skewX (-0.000523598775598292) rotate (3.08452038704958) translate (10.182cm 20.8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19.036cm" svg:height="3.095cm" svg:x="0.964cm" svg:y="0.934cm">
          <draw:text-box>
            <text:p>Este individuo a su vez tendra 10 hijos, </text:p>
            <text:p>Y en ellos habra modificado el segundo digito con todas las combinaciones posibles,</text:p>
            <text:p>Y seran de generacion 3</text:p>
          </draw:text-box>
        </draw:frame>
        <draw:frame draw:style-name="gr11" draw:text-style-name="P3" draw:layer="layout" svg:width="19.036cm" svg:height="1.673cm" svg:x="0.964cm" svg:y="26.235cm">
          <draw:text-box>
            <text:p>Y entre ellos habra nacido el que contiene la respuesta al segundo digito, llamemosle ‘0-0-0-0-2-6 Gen3’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8" draw:text-style-name="P6" draw:layer="layout" svg:width="5.064cm" svg:height="3.436cm" svg:x="8.649cm" svg:y="13.119cm">
          <text:p text:style-name="P6">0-0-0-0-2-6</text:p>
          <text:p text:style-name="P6"/>
          <text:p text:style-name="P6">Gen: 3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266cm" svg:height="1.81cm" draw:transform="skewX (-0.000523598775598268) rotate (-0.423416876533824) translate (11.789cm 8.05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5.064cm" svg:height="3.436cm" svg:x="4.851cm" svg:y="21.438cm">
          <text:p text:style-name="P6">0-0-0-6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4.255cm" svg:y="8.96cm">
          <text:p text:style-name="P6">0-0-0-2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4.255cm" svg:y="17.098cm">
          <text:p text:style-name="P6">0-0-0-4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064cm" svg:height="3.436cm" svg:x="14.436cm" svg:y="13.119cm">
          <text:p text:style-name="P6">0-0-0-3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1.362cm" svg:y="21.438cm">
          <text:p text:style-name="P6">0-0-0-5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681cm" svg:y="17.098cm">
          <text:p text:style-name="P6">0-0-0-7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1.723cm" svg:y="4.981cm">
          <text:p text:style-name="P6">0-0-0-1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681cm" svg:y="13.119cm">
          <text:p text:style-name="P6">0-0-0-8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5cm" svg:y="8.779cm">
          <text:p text:style-name="P6">0-0-0-9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5.032cm" svg:y="4.8cm">
          <text:p text:style-name="P6">0-0-0-0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66cm" svg:height="1.809cm" draw:transform="rotate (0.262846585350346) translate (8.978cm 8.43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skewX (-0.000523598775598182) rotate (-0.841248699461267) translate (13.795cm 10.4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7cm" svg:height="1.809cm" draw:transform="skewX (-0.000523598775598283) rotate (-2.97980063192992) translate (12.628cm 21.2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skewX (-0.000523598775598385) rotate (2.26212124350985) translate (8.19cm 18.72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7cm" svg:height="1.809cm" draw:transform="rotate (-2.30208928338052) translate (14.457cm 17.6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skewX (0.000523598775598299) rotate (1.57638138040128) translate (7.386cm 15.1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rotate (-1.61669848612235) translate (15.188cm 14.15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rotate (0.708778209234897) translate (7.202cm 11.74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skewX (0.00104719755119659) rotate (3.08556758460077) translate (10.636cm 21.43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19.036cm" svg:height="3.095cm" svg:x="0.964cm" svg:y="0.935cm">
          <draw:text-box>
            <text:p>Este individuo a su vez tendra 10 hijos, </text:p>
            <text:p>Y en ellos habra modificado el tercer digito con todas las combinaciones posibles,</text:p>
            <text:p>Y seran de generacion 4</text:p>
          </draw:text-box>
        </draw:frame>
        <draw:frame draw:style-name="gr11" draw:text-style-name="P3" draw:layer="layout" svg:width="19.036cm" svg:height="1.673cm" svg:x="0.964cm" svg:y="26.236cm">
          <draw:text-box>
            <text:p>Y entre ellos habra nacido el que contiene la respuesta al tercer digito, llamemosle ‘0-0-0-3-2-6 Gen4’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18" draw:text-style-name="P6" draw:layer="layout" svg:width="5.064cm" svg:height="3.436cm" svg:x="8.749cm" svg:y="12.819cm">
          <text:p text:style-name="P6">0-0-0-3-2-6</text:p>
          <text:p text:style-name="P6"/>
          <text:p text:style-name="P6">Gen: 4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266cm" svg:height="1.81cm" draw:transform="skewX (-0.000523598775598268) rotate (-0.423416876533824) translate (11.889cm 7.75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5.064cm" svg:height="3.436cm" svg:x="4.951cm" svg:y="21.138cm">
          <text:p text:style-name="P6">0-0-6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4.355cm" svg:y="8.66cm">
          <text:p text:style-name="P6">0-0-2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4.355cm" svg:y="16.798cm">
          <text:p text:style-name="P6">0-0-4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4.536cm" svg:y="12.819cm">
          <text:p text:style-name="P6">0-0-3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1.462cm" svg:y="21.138cm">
          <text:p text:style-name="P6">0-0-5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781cm" svg:y="16.798cm">
          <text:p text:style-name="P6">0-0-7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11.823cm" svg:y="4.681cm">
          <text:p text:style-name="P6">0-0-1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781cm" svg:y="12.819cm">
          <text:p text:style-name="P6">0-0-8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64cm" svg:height="3.436cm" svg:x="2.6cm" svg:y="8.479cm">
          <text:p text:style-name="P6">0-0-9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064cm" svg:height="3.436cm" svg:x="5.132cm" svg:y="4.5cm">
          <text:p text:style-name="P6">0-0-0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66cm" svg:height="1.809cm" draw:transform="rotate (0.262846585350346) translate (9.078cm 8.13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skewX (-0.000523598775598182) rotate (-0.841248699461267) translate (13.895cm 10.1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7cm" svg:height="1.809cm" draw:transform="skewX (-0.000523598775598283) rotate (-2.97980063192992) translate (12.728cm 20.9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skewX (-0.000523598775598385) rotate (2.26212124350985) translate (8.29cm 18.42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7cm" svg:height="1.809cm" draw:transform="rotate (-2.30208928338052) translate (14.557cm 17.3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skewX (0.000523598775598299) rotate (1.57638138040128) translate (7.486cm 14.8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1.266cm" svg:height="1.809cm" draw:transform="rotate (-1.61669848612235) translate (15.288cm 13.85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rotate (0.708778209234897) translate (7.302cm 11.44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1.266cm" svg:height="1.808cm" draw:transform="skewX (0.00104719755119659) rotate (3.08556758460077) translate (10.736cm 21.13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9.036cm" svg:height="1.673cm" svg:x="0.964cm" svg:y="26.236cm">
          <draw:text-box>
            <text:p>Y entre ellos habra nacido el que contiene la respuesta al cuarto digito, llamemosle ‘0-0-0-3-2-6 Gen5’</text:p>
          </draw:text-box>
        </draw:frame>
        <draw:frame draw:style-name="gr10" draw:text-style-name="P3" draw:layer="layout" svg:width="19.036cm" svg:height="3.095cm" svg:x="0.964cm" svg:y="0.936cm">
          <draw:text-box>
            <text:p>Este individuo a su vez tendra 10 hijos, </text:p>
            <text:p>Y en ellos habra modificado el cuarto digito con todas las combinaciones posibles,</text:p>
            <text:p>Y seran de generacion 5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4" draw:text-style-name="P6" draw:layer="layout" svg:width="5.004cm" svg:height="3.396cm" svg:x="8.777cm" svg:y="13.621cm">
          <text:p text:style-name="P6">0-0-0-3-2-6</text:p>
          <text:p text:style-name="P6"/>
          <text:p text:style-name="P6">Gen: 5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51cm" svg:height="1.787cm" draw:transform="skewX (-0.000523598775598376) rotate (-0.423242343608625) translate (11.879cm 8.6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5.005cm" svg:height="3.395cm" svg:x="5.023cm" svg:y="21.843cm">
          <text:p text:style-name="P6"><text:span text:style-name="T3">0-6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004cm" svg:height="3.395cm" svg:x="14.317cm" svg:y="9.511cm">
          <text:p text:style-name="P6">0-2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5.004cm" svg:height="3.396cm" svg:x="14.317cm" svg:y="17.553cm">
          <text:p text:style-name="P6"><text:span text:style-name="T3">0-4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004cm" svg:height="3.396cm" svg:x="14.496cm" svg:y="13.621cm">
          <text:p text:style-name="P6"><text:span text:style-name="T3">0-3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5.005cm" svg:height="3.395cm" svg:x="11.457cm" svg:y="21.843cm">
          <text:p text:style-name="P6"><text:span text:style-name="T3">0-5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004cm" svg:height="3.396cm" svg:x="2.879cm" svg:y="17.553cm">
          <text:p text:style-name="P6"><text:span text:style-name="T3">0-7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004cm" svg:height="3.395cm" svg:x="11.815cm" svg:y="5.579cm">
          <text:p text:style-name="P6">0-1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004cm" svg:height="3.396cm" svg:x="2.879cm" svg:y="13.621cm">
          <text:p text:style-name="P6"><text:span text:style-name="T3">0-8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004cm" svg:height="3.396cm" svg:x="2.7cm" svg:y="9.332cm">
          <text:p text:style-name="P6"><text:span text:style-name="T3">0-9-</text:span>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5.004cm" svg:height="3.396cm" svg:x="5.202cm" svg:y="5.4cm">
          <text:p text:style-name="P6">0-0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251cm" svg:height="1.787cm" draw:transform="rotate (0.263544717051144) translate (9.102cm 8.9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251cm" svg:height="1.787cm" draw:transform="skewX (-0.00052359877559822) rotate (-0.841423232386466) translate (13.862cm 10.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7" draw:layer="layout" svg:width="1.251cm" svg:height="1.788cm" draw:transform="rotate (-2.97945156607952) translate (12.709cm 21.64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7" draw:layer="layout" svg:width="1.251cm" svg:height="1.788cm" draw:transform="skewX (-0.000523598775598292) rotate (2.26229577643505) translate (8.324cm 19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251cm" svg:height="1.787cm" draw:transform="skewX (0.00052359877559822) rotate (-2.30243834923092) translate (14.516cm 18.0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251cm" svg:height="1.787cm" draw:transform="skewX (-0.000523598775598299) rotate (1.57550871577528) translate (7.528cm 15.59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251cm" svg:height="1.787cm" draw:transform="skewX (0.000523598775598305) rotate (-1.61634942027195) translate (15.238cm 14.64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1.251cm" svg:height="1.787cm" draw:transform="rotate (0.708429143384498) translate (7.347cm 12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7" draw:layer="layout" svg:width="1.252cm" svg:height="1.788cm" draw:transform="rotate (3.08486945289998) translate (10.741cm 21.8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19.036cm" svg:height="3.095cm" svg:x="0.964cm" svg:y="0.936cm">
          <draw:text-box>
            <text:p>Este individuo a su vez tendra 10 hijos, </text:p>
            <text:p>Y en ellos habra modificado el quinto digito con todas las combinaciones posibles,</text:p>
            <text:p>Y seran de generacion 6</text:p>
          </draw:text-box>
        </draw:frame>
        <draw:frame draw:style-name="gr11" draw:text-style-name="P3" draw:layer="layout" svg:width="19.036cm" svg:height="1.673cm" svg:x="0.964cm" svg:y="26.237cm">
          <draw:text-box>
            <text:p>Y entre ellos habra nacido el que contiene la respuesta al quinto digito, llamemosle ‘0-4-0-3-2-6 Gen6’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custom-shape draw:style-name="gr31" draw:text-style-name="P6" draw:layer="layout" svg:width="4.894cm" svg:height="3.32cm" svg:x="8.942cm" svg:y="13.74cm">
          <text:p text:style-name="P6">0-4-0-3-2-6</text:p>
          <text:p text:style-name="P6"/>
          <text:p text:style-name="P6">Gen: 6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224cm" svg:height="1.748cm" draw:transform="rotate (-0.422718744833027) translate (11.976cm 8.84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8" draw:layer="layout" svg:width="4.894cm" svg:height="3.321cm" svg:x="5.272cm" svg:y="21.779cm">
          <text:p text:style-name="P6"><text:span text:style-name="T3">6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894cm" svg:height="3.321cm" svg:x="14.36cm" svg:y="9.72cm">
          <text:p text:style-name="P6"><text:span text:style-name="T3">2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894cm" svg:height="3.32cm" svg:x="14.36cm" svg:y="17.585cm">
          <text:p text:style-name="P6"><text:span text:style-name="T3">4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894cm" svg:height="3.32cm" svg:x="14.535cm" svg:y="13.74cm">
          <text:p text:style-name="P6"><text:span text:style-name="T3">3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894cm" svg:height="3.321cm" svg:x="11.564cm" svg:y="21.779cm">
          <text:p text:style-name="P6"><text:span text:style-name="T3">5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93cm" svg:height="3.32cm" svg:x="3.175cm" svg:y="17.585cm">
          <text:p text:style-name="P6"><text:span text:style-name="T3">7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93cm" svg:height="3.32cm" svg:x="11.914cm" svg:y="5.875cm">
          <text:p text:style-name="P6"><text:span text:style-name="T3">1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93cm" svg:height="3.32cm" svg:x="3.175cm" svg:y="13.74cm">
          <text:p text:style-name="P6"><text:span text:style-name="T3">8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894cm" svg:height="3.321cm" svg:x="3cm" svg:y="9.545cm">
          <text:p text:style-name="P6"><text:span text:style-name="T3">9-4-</text:span>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894cm" svg:height="3.321cm" svg:x="5.447cm" svg:y="5.7cm">
          <text:p text:style-name="P6"><text:span text:style-name="T3">0-</text:span>4-0-3-2-6</text:p>
          <text:p text:style-name="P6"/>
          <text:p text:style-name="P6">Gen: 7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224cm" svg:height="1.748cm" draw:transform="skewX (-0.000523598775598309) rotate (0.262846585350346) translate (9.26cm 9.2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7" draw:layer="layout" svg:width="1.223cm" svg:height="1.748cm" draw:transform="rotate (-0.841423232386466) translate (13.916cm 11.1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7" draw:layer="layout" svg:width="1.223cm" svg:height="1.748cm" draw:transform="rotate (-2.97980063192992) translate (12.787cm 21.5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7" draw:layer="layout" svg:width="1.223cm" svg:height="1.748cm" draw:transform="rotate (2.26247030936025) translate (8.499cm 19.1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" draw:layer="layout" svg:width="1.224cm" svg:height="1.747cm" draw:transform="rotate (-2.30243834923092) translate (14.555cm 18.07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7" draw:layer="layout" svg:width="1.223cm" svg:height="1.747cm" draw:transform="skewX (0.00122173047639603) rotate (1.57655591332648) translate (7.722cm 15.66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7" draw:layer="layout" svg:width="1.223cm" svg:height="1.748cm" draw:transform="skewX (0.000523598775598302) rotate (-1.61652395319715) translate (15.261cm 14.7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7" draw:layer="layout" svg:width="1.223cm" svg:height="1.749cm" draw:transform="rotate (0.708429143384498) translate (7.544cm 12.41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7" draw:layer="layout" svg:width="1.224cm" svg:height="1.748cm" draw:transform="skewX (0.000523598775598296) rotate (3.08521851875038) translate (10.863cm 21.77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9.036cm" svg:height="1.673cm" svg:x="0.964cm" svg:y="26.237cm">
          <draw:text-box>
            <text:p>Y entre ellos habra nacido el que contiene la respuesta al sexto digito, llamemosle ‘6-4-0-3-2-6 Gen7’</text:p>
          </draw:text-box>
        </draw:frame>
        <draw:frame draw:style-name="gr10" draw:text-style-name="P3" draw:layer="layout" svg:width="19.036cm" svg:height="3.095cm" svg:x="0.964cm" svg:y="0.937cm">
          <draw:text-box>
            <text:p>Este individuo a su vez tendra 10 hijos, </text:p>
            <text:p>Y en ellos habra modificado el sexto digito con todas las combinaciones posibles,</text:p>
            <text:p>Y seran de generacion 7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1T19:46:47.869000000</dc:date>
    <meta:editing-duration>PT4H6M7S</meta:editing-duration>
    <meta:editing-cycles>63</meta:editing-cycles>
    <meta:generator>LibreOffice/7.3.5.2$Windows_X86_64 LibreOffice_project/184fe81b8c8c30d8b5082578aee2fed2ea847c01</meta:generator>
    <meta:document-statistic meta:object-count="188"/>
  </office:meta>
</office:document-meta>
</file>